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4fd" officeooo:paragraph-rsid="00043ebc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43ebc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3eb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43ebc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officeooo:paragraph-rsid="00043ebc" style:font-size-asian="10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43ebc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weight="bold" style:font-weight-asian="bold"/>
    </style:style>
    <style:style style:name="T7" style:family="text">
      <style:text-properties fo:color="#7f0055" fo:font-weight="bold" style:font-weight-asian="bold"/>
    </style:style>
    <style:style style:name="T8" style:family="text">
      <style:text-properties fo:color="#000000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c0"/>
    </style:style>
    <style:style style:name="T12" style:family="text">
      <style:text-properties fo:color="#0000c0" style:font-name="Monospace"/>
    </style:style>
    <style:style style:name="T13" style:family="text">
      <style:text-properties fo:color="#0000c0" style:font-name="Monospace" fo:font-size="10pt" style:font-size-asian="10pt"/>
    </style:style>
    <style:style style:name="T14" style:family="text">
      <style:text-properties fo:color="#0000c0" style:font-name="Monospace" fo:font-size="10pt" fo:font-style="italic" style:font-size-asian="10pt" style:font-style-asian="italic"/>
    </style:style>
    <style:style style:name="T15" style:family="text">
      <style:text-properties fo:color="#0000c0" style:font-name="Monospace" fo:font-style="italic" style:font-style-asian="italic"/>
    </style:style>
    <style:style style:name="T16" style:family="text">
      <style:text-properties fo:color="#0000c0" fo:font-style="italic" style:font-style-asian="italic"/>
    </style:style>
    <style:style style:name="T17" style:family="text">
      <style:text-properties fo:color="#3f7f5f"/>
    </style:style>
    <style:style style:name="T18" style:family="text">
      <style:text-properties fo:color="#3f7f5f" style:font-name="Monospace"/>
    </style:style>
    <style:style style:name="T19" style:family="text">
      <style:text-properties fo:color="#3f7f5f" style:font-name="Monospace" fo:font-size="10pt" style:font-size-asian="10pt"/>
    </style:style>
    <style:style style:name="T20" style:family="text">
      <style:text-properties fo:color="#7f9fbf" style:font-name="Monospace" fo:font-size="10pt" fo:font-weight="bold" style:font-size-asian="10pt" style:font-weight-asian="bold"/>
    </style:style>
    <style:style style:name="T21" style:family="text">
      <style:text-properties fo:color="#7f9fbf" style:font-name="Monospace" fo:font-weight="bold" style:font-weight-asian="bold"/>
    </style:style>
    <style:style style:name="T22" style:family="text">
      <style:text-properties fo:color="#7f9fbf" fo:font-weight="bold" style:font-weight-asian="bold"/>
    </style:style>
    <style:style style:name="T23" style:family="text">
      <style:text-properties fo:color="#646464"/>
    </style:style>
    <style:style style:name="T24" style:family="text">
      <style:text-properties fo:color="#646464" style:font-name="Monospace"/>
    </style:style>
    <style:style style:name="T25" style:family="text">
      <style:text-properties fo:color="#646464" style:font-name="Monospace" fo:font-size="10pt" style:font-size-asian="10pt"/>
    </style:style>
    <style:style style:name="T2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27" style:family="text">
      <style:text-properties fo:color="#3c3c3c" style:font-name="Monospace" style:text-underline-style="solid" style:text-underline-width="auto" style:text-underline-color="font-color"/>
    </style:style>
    <style:style style:name="T28" style:family="text">
      <style:text-properties fo:color="#3c3c3c" style:text-underline-style="solid" style:text-underline-width="auto" style:text-underline-color="font-color"/>
    </style:style>
    <style:style style:name="T29" style:family="text">
      <style:text-properties fo:color="#3f5fbf"/>
    </style:style>
    <style:style style:name="T30" style:family="text">
      <style:text-properties fo:color="#3f5fbf" style:font-name="Monospace"/>
    </style:style>
    <style:style style:name="T31" style:family="text">
      <style:text-properties fo:color="#3f5fbf" style:font-name="Monospace" fo:font-size="10pt" style:font-size-asian="10pt"/>
    </style:style>
    <style:style style:name="T32" style:family="text">
      <style:text-properties officeooo:rsid="001d80e7"/>
    </style:style>
    <style:style style:name="T33" style:family="text">
      <style:text-properties officeooo:rsid="00253024"/>
    </style:style>
    <style:style style:name="T34" style:family="text">
      <style:text-properties officeooo:rsid="002d36c3"/>
    </style:style>
    <style:style style:name="T35" style:family="text">
      <style:text-properties fo:font-style="italic" style:font-style-asian="italic"/>
    </style:style>
    <style:style style:name="T36" style:family="text">
      <style:text-properties officeooo:rsid="00082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span text:style-name="T4">8</text:span></text:p>
      <text:p text:style-name="Standard"/>
      <text:p text:style-name="Standard"><text:span text:style-name="T2">Purpose </text:span>: Understand and implement the Concept of a reusable component.</text:p>
      <text:p text:style-name="Standard"/>
      <text:p text:style-name="Standard">****************************BussinesLogic Pa<text:span text:style-name="T32">ckage</text:span>****************************</text:p>
      <text:p text:style-name="Standard"/>
      <text:p text:style-name="P2"><text:span text:style-name="T4">1) </text:span>Circle .java</text:p>
      <text:p text:style-name="Standard"/>
      <text:p text:style-name="Standard">package shape;</text:p>
      <text:p text:style-name="Standard">public class Circle extends Shape {</text:p>
      <text:p text:style-name="Standard"><text:tab/></text:p>
      <text:p text:style-name="Standard"><text:tab/>private int radius;</text:p>
      <text:p text:style-name="Standard"><text:tab/>public Circle(Point center,int radius) {</text:p>
      <text:p text:style-name="Standard"><text:tab/><text:tab/>super(center);</text:p>
      <text:p text:style-name="Standard"><text:tab/><text:tab/>this.radius=radius;</text:p>
      <text:p text:style-name="Standard"><text:tab/><text:tab/>// TODO Auto-generated constructor stub</text:p>
      <text:p text:style-name="Standard"><text:tab/>}</text:p>
      <text:p text:style-name="Standard"/>
      <text:p text:style-name="Standard"/>
      <text:p text:style-name="Standard"><text:tab/>@Override</text:p>
      <text:p text:style-name="Standard"><text:tab/>public double area() {</text:p>
      <text:p text:style-name="Standard"><text:tab/><text:tab/>// TODO Auto-generated method stub</text:p>
      <text:p text:style-name="Standard"><text:tab/><text:tab/>return Math.<text:span text:style-name="T35">PI</text:span>*radius*radius;</text:p>
      <text:p text:style-name="Standard"><text:tab/>}</text:p>
      <text:p text:style-name="Standard"/>
      <text:p text:style-name="Standard"><text:tab/>@Override</text:p>
      <text:p text:style-name="Standard"><text:tab/>public double perimeter() {</text:p>
      <text:p text:style-name="Standard"><text:tab/><text:tab/>// TODO Auto-generated method stub</text:p>
      <text:p text:style-name="Standard"><text:tab/><text:tab/>return Math.<text:span text:style-name="T35">PI</text:span>*2.0*radius;</text:p>
      <text:p text:style-name="Standard"><text:tab/>}</text:p>
      <text:p text:style-name="Standard"/>
      <text:p text:style-name="Standard">}</text:p>
      <text:p text:style-name="Standard"/>
      <text:p text:style-name="P2"><text:span text:style-name="T4">2) </text:span>DrawingBoard.java</text:p>
      <text:p text:style-name="Standard"/>
      <text:p text:style-name="Standard">package board;</text:p>
      <text:p text:style-name="Standard">import java.util.<text:span text:style-name="T2">HashSet</text:span>;</text:p>
      <text:p text:style-name="Standard">import java.util.Set;</text:p>
      <text:p text:style-name="Standard">import shape.Shape;</text:p>
      <text:p text:style-name="Standard"/>
      <text:p text:style-name="Standard">public class DrawingBoard {</text:p>
      <text:p text:style-name="Standard"/>
      <text:p text:style-name="Standard"><text:tab/>private Set&lt;Shape&gt; shapes=new HashSet&lt;Shape&gt;();</text:p>
      <text:p text:style-name="Standard"><text:tab/>public void add(Shape shape)</text:p>
      <text:p text:style-name="Standard"><text:tab/>{shapes.add(shape);}</text:p>
      <text:p text:style-name="Standard"><text:tab/></text:p>
      <text:p text:style-name="Standard"><text:tab/>public double totalArea()</text:p>
      <text:p text:style-name="Standard"><text:tab/>{</text:p>
      <text:p text:style-name="Standard"><text:tab/><text:tab/>double totalArea=0;</text:p>
      <text:p text:style-name="Standard"><text:tab/><text:tab/>for(Shape shape: shapes)</text:p>
      <text:p text:style-name="Standard"><text:tab/><text:tab/>{</text:p>
      <text:p text:style-name="Standard"><text:tab/><text:tab/><text:tab/>totalArea+=shape.area();</text:p>
      <text:p text:style-name="Standard"><text:soft-page-break/><text:tab/><text:tab/>}</text:p>
      <text:p text:style-name="Standard"><text:tab/><text:tab/>return totalArea;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/>
      <text:p text:style-name="P2"><text:span text:style-name="T4">3) </text:span>Shape.java</text:p>
      <text:p text:style-name="Standard"/>
      <text:p text:style-name="Standard">package shape;</text:p>
      <text:p text:style-name="Standard"/>
      <text:p text:style-name="Standard">public abstract class Shape {</text:p>
      <text:p text:style-name="Standard"/>
      <text:p text:style-name="Standard"><text:tab/>private Point center;</text:p>
      <text:p text:style-name="Standard"><text:tab/></text:p>
      <text:p text:style-name="Standard"><text:tab/>public Shape (Point center)</text:p>
      <text:p text:style-name="Standard"><text:tab/>{</text:p>
      <text:p text:style-name="Standard"><text:tab/><text:tab/></text:p>
      <text:p text:style-name="Standard"><text:tab/>}</text:p>
      <text:p text:style-name="Standard"><text:tab/>public abstract double area();</text:p>
      <text:p text:style-name="Standard"><text:tab/>public abstract double perimeter();</text:p>
      <text:p text:style-name="Standard"><text:tab/>public Point getCenter() {</text:p>
      <text:p text:style-name="Standard"><text:tab/><text:tab/>return center;</text:p>
      <text:p text:style-name="Standard"><text:tab/>}</text:p>
      <text:p text:style-name="Standard"><text:tab/>public void setCenter(Point center) {</text:p>
      <text:p text:style-name="Standard"><text:tab/><text:tab/>this.center = center;</text:p>
      <text:p text:style-name="Standard"><text:tab/>}</text:p>
      <text:p text:style-name="Standard"><text:tab/></text:p>
      <text:p text:style-name="Standard"><text:tab/></text:p>
      <text:p text:style-name="Standard">}</text:p>
      <text:p text:style-name="Standard"/>
      <text:p text:style-name="Standard"/>
      <text:p text:style-name="P2"><text:span text:style-name="T4">4) </text:span>Point.java</text:p>
      <text:p text:style-name="Standard"/>
      <text:p text:style-name="Standard">package shape;</text:p>
      <text:p text:style-name="Standard"/>
      <text:p text:style-name="Standard">public class Point {</text:p>
      <text:p text:style-name="Standard"/>
      <text:p text:style-name="Standard"><text:tab/>private int x;</text:p>
      <text:p text:style-name="Standard"><text:tab/>private int y;</text:p>
      <text:p text:style-name="Standard"><text:tab/>public Point(int x, int y) {</text:p>
      <text:p text:style-name="Standard"><text:tab/><text:tab/>super();</text:p>
      <text:p text:style-name="Standard"><text:tab/><text:tab/>this.x = x;</text:p>
      <text:p text:style-name="Standard"><text:tab/><text:tab/>this.y = y;</text:p>
      <text:p text:style-name="Standard"><text:tab/>}</text:p>
      <text:p text:style-name="Standard"><text:tab/>public int getX() {</text:p>
      <text:p text:style-name="Standard"><text:tab/><text:tab/>return x;</text:p>
      <text:p text:style-name="Standard"><text:tab/>}</text:p>
      <text:p text:style-name="Standard"><text:tab/>public void setX(int x) {</text:p>
      <text:p text:style-name="Standard"><text:tab/><text:tab/>this.x = x;</text:p>
      <text:p text:style-name="Standard"><text:tab/>}</text:p>
      <text:p text:style-name="Standard"><text:soft-page-break/><text:tab/>public int getY() {</text:p>
      <text:p text:style-name="Standard"><text:tab/><text:tab/>return y;</text:p>
      <text:p text:style-name="Standard"><text:tab/>}</text:p>
      <text:p text:style-name="Standard"><text:tab/>public void setY(int y) {</text:p>
      <text:p text:style-name="Standard"><text:tab/><text:tab/>this.y = y;</text:p>
      <text:p text:style-name="Standard"><text:tab/>}</text:p>
      <text:p text:style-name="Standard"><text:tab/></text:p>
      <text:p text:style-name="Standard"><text:tab/></text:p>
      <text:p text:style-name="Standard">}</text:p>
      <text:p text:style-name="Standard"/>
      <text:p text:style-name="P2"><text:span text:style-name="T4">5) </text:span>Square.java</text:p>
      <text:p text:style-name="Standard"/>
      <text:p text:style-name="Standard">package shape;</text:p>
      <text:p text:style-name="Standard"/>
      <text:p text:style-name="Standard">public class Square extends Shape {</text:p>
      <text:p text:style-name="Standard"/>
      <text:p text:style-name="Standard"><text:tab/>private int side;</text:p>
      <text:p text:style-name="Standard"/>
      <text:p text:style-name="Standard"><text:tab/>public Square(Point center, int side) {</text:p>
      <text:p text:style-name="Standard"><text:tab/><text:tab/>super(center);</text:p>
      <text:p text:style-name="Standard"><text:tab/><text:tab/>this.side = side;</text:p>
      <text:p text:style-name="Standard"><text:tab/>}</text:p>
      <text:p text:style-name="Standard"/>
      <text:p text:style-name="Standard"><text:tab/>@Override</text:p>
      <text:p text:style-name="Standard"><text:tab/>public double area() {</text:p>
      <text:p text:style-name="Standard"><text:tab/><text:tab/>// TODO Auto-generated method stub</text:p>
      <text:p text:style-name="Standard"><text:tab/><text:tab/>return side*side;</text:p>
      <text:p text:style-name="Standard"><text:tab/>}</text:p>
      <text:p text:style-name="Standard"/>
      <text:p text:style-name="Standard"><text:tab/>@Override</text:p>
      <text:p text:style-name="Standard"><text:tab/>public double perimeter() {</text:p>
      <text:p text:style-name="Standard"><text:tab/><text:tab/>// TODO Auto-generated method stub</text:p>
      <text:p text:style-name="Standard"><text:tab/><text:tab/>return 4*side;</text:p>
      <text:p text:style-name="Standard"><text:tab/>}</text:p>
      <text:p text:style-name="Standard"><text:tab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********************************<text:span text:style-name="T36">Client </text:span>Pa<text:span text:style-name="T34">ckage**</text:span>****************************</text:p>
      <text:p text:style-name="Standard"/>
      <text:p text:style-name="P2">Entry.java</text:p>
      <text:p text:style-name="P2"/>
      <text:p text:style-name="Standard">package test;</text:p>
      <text:p text:style-name="Standard">import board.DrawingBoard;</text:p>
      <text:p text:style-name="Standard">import shape.Circle;</text:p>
      <text:p text:style-name="Standard">import shape.Point;</text:p>
      <text:p text:style-name="Standard">import shape.Square;</text:p>
      <text:p text:style-name="Standard"/>
      <text:p text:style-name="Standard">public class Entry {</text:p>
      <text:p text:style-name="Standard"/>
      <text:p text:style-name="Standard"><text:tab/>/**</text:p>
      <text:p text:style-name="Standard"><text:tab/> * @param args</text:p>
      <text:p text:style-name="Standard"><text:tab/> */</text:p>
      <text:p text:style-name="Standard"><text:tab/>public static void main(String[] args) {</text:p>
      <text:p text:style-name="Standard"><text:tab/><text:tab/>// TODO Auto-generated method stub</text:p>
      <text:p text:style-name="Standard">DrawingBoard board=new DrawingBoard();</text:p>
      <text:p text:style-name="Standard">Circle circle=new Circle(new Point(20,20),5);</text:p>
      <text:p text:style-name="Standard">System.<text:span text:style-name="T35">out</text:span>.println(circle.perimeter());</text:p>
      <text:p text:style-name="Standard">Square square=new Square(new Point(30,30),5);</text:p>
      <text:p text:style-name="Standard">System.<text:span text:style-name="T35">out</text:span>.println(square.perimeter());</text:p>
      <text:p text:style-name="Standard">board.add(circle);</text:p>
      <text:p text:style-name="Standard">board.add(square);</text:p>
      <text:p text:style-name="Standard">System.<text:span text:style-name="T35">out</text:span>.println(board.totalArea());</text:p>
      <text:p text:style-name="Standard"><text:tab/>}</text:p>
      <text:p text:style-name="Standard"/>
      <text:p text:style-name="Standard"/>
      <text:p text:style-name="Standard">}</text:p>
      <text:p text:style-name="Standard"/>
      <text:p text:style-name="Standard"/>
      <text:p text:style-name="Standard">/*</text:p>
      <text:p text:style-name="Standard">Output-:</text:p>
      <text:p text:style-name="Standard"/>
      <text:p text:style-name="Standard"/>
      <text:p text:style-name="Standard">31.41592653589793</text:p>
      <text:p text:style-name="Standard">9.0</text:p>
      <text:p text:style-name="Standard">87.53981633974483</text:p>
      <text:p text:style-name="Standard">*/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3:47:59.310826928</meta:creation-date>
    <dc:date>2016-10-03T13:57:14.856485119</dc:date>
    <meta:editing-duration>PT4M2S</meta:editing-duration>
    <meta:editing-cycles>7</meta:editing-cycles>
    <meta:generator>LibreOffice/4.2.3.3$Linux_x86 LibreOffice_project/420m0$Build-3</meta:generator>
    <meta:document-statistic meta:table-count="0" meta:image-count="0" meta:object-count="0" meta:page-count="4" meta:paragraph-count="138" meta:word-count="320" meta:character-count="2492" meta:non-whitespace-character-count="2179"/>
  </office:meta>
</office:document-meta>
</file>